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master-page-name="Standard">
      <style:paragraph-properties fo:margin-top="0in" fo:margin-bottom="0.0972in" loext:contextual-spacing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_1641082644"/>Lorem ipsum dolor sit amet, consectetur adipiscing elit. Sed id ex nec risus venenatis viverra. Cras condimentum dolor vitae dictum rutrum. Etiam viverra sit amet mi at lacinia.<text:bookmark-end text:name="__DdeLink__1_16410826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19:23:39</meta:creation-date>
    <dc:language>en-US</dc:language>
    <dc:date>2019-03-03T19:48:36.228798443</dc:date>
    <meta:editing-cycles>4</meta:editing-cycles>
    <meta:editing-duration>PT54S</meta:editing-duration>
    <meta:generator>LibreOffice/6.1.4.2$Linux_X86_64 LibreOffice_project/10$Build-2</meta:generator>
    <meta:document-statistic meta:table-count="0" meta:image-count="0" meta:object-count="0" meta:page-count="1" meta:paragraph-count="1" meta:word-count="28" meta:character-count="177" meta:non-whitespace-character-count="150"/>
  </office:meta>
</office:document-meta>
</file>